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1cfb6a" officeooo:paragraph-rsid="001cfb6a"/>
    </style:style>
    <style:style style:name="P2" style:family="paragraph" style:parent-style-name="Standard">
      <style:text-properties officeooo:rsid="001ea5fa" officeooo:paragraph-rsid="002554f2"/>
    </style:style>
    <style:style style:name="P3" style:family="paragraph" style:parent-style-name="Standard">
      <style:text-properties officeooo:rsid="001ed3db" officeooo:paragraph-rsid="003ddc11"/>
    </style:style>
    <style:style style:name="P4" style:family="paragraph" style:parent-style-name="Text_20_body">
      <style:text-properties officeooo:rsid="001ea5fa" officeooo:paragraph-rsid="002554f2"/>
    </style:style>
    <style:style style:name="P5" style:family="paragraph" style:parent-style-name="Text_20_body">
      <style:text-properties officeooo:rsid="003ddc11" officeooo:paragraph-rsid="003ddc11"/>
    </style:style>
    <style:style style:name="P6" style:family="paragraph" style:parent-style-name="Text_20_body">
      <style:text-properties officeooo:paragraph-rsid="003ddc11"/>
    </style:style>
    <style:style style:name="P7" style:family="paragraph" style:parent-style-name="Preformatted_20_Text" style:list-style-name="L8"/>
    <style:style style:name="P8" style:family="paragraph" style:parent-style-name="Footer">
      <style:paragraph-properties fo:text-align="end" style:justify-single-word="false"/>
      <style:text-properties fo:font-size="9pt" fo:font-weight="normal" style:font-size-asian="9pt" style:font-weight-asian="normal" style:font-size-complex="9pt" style:font-weight-complex="normal"/>
    </style:style>
    <style:style style:name="P9" style:family="paragraph" style:parent-style-name="Footer">
      <style:paragraph-properties fo:text-align="center" style:justify-single-word="false"/>
    </style:style>
    <style:style style:name="P10" style:family="paragraph" style:parent-style-name="Heading_20_2">
      <style:text-properties style:font-name="Liberation Sans" fo:font-size="16.1000003814697pt" fo:font-weight="bold" officeooo:rsid="002554f2" officeooo:paragraph-rsid="003ddc11" style:font-name-asian="Source Han Sans CN" style:font-size-asian="16.1000003814697pt" style:font-weight-asian="bold" style:font-name-complex="Lohit Devanagari" style:font-size-complex="16.1000003814697pt" style:font-weight-complex="bold"/>
    </style:style>
    <style:style style:name="P11" style:family="paragraph" style:parent-style-name="Heading_20_2">
      <style:text-properties style:font-name="Liberation Sans" fo:font-size="16.1000003814697pt" fo:font-weight="bold" officeooo:rsid="002554f2" officeooo:paragraph-rsid="003a5615" style:font-name-asian="Source Han Sans CN" style:font-size-asian="16.1000003814697pt" style:font-weight-asian="bold" style:font-name-complex="Lohit Devanagari" style:font-size-complex="16.1000003814697pt" style:font-weight-complex="bold"/>
    </style:style>
    <style:style style:name="P12" style:family="paragraph" style:parent-style-name="Heading_20_2">
      <style:text-properties officeooo:paragraph-rsid="002554f2"/>
    </style:style>
    <style:style style:name="P13" style:family="paragraph" style:parent-style-name="Heading_20_2" style:list-style-name=""/>
    <style:style style:name="P14" style:family="paragraph" style:parent-style-name="Heading_20_2">
      <style:text-properties officeooo:rsid="0034fa1f" officeooo:paragraph-rsid="00518975"/>
    </style:style>
    <style:style style:name="P15" style:family="paragraph" style:parent-style-name="Heading_20_2">
      <style:paragraph-properties fo:break-before="page"/>
    </style:style>
    <style:style style:name="P16" style:family="paragraph" style:parent-style-name="Heading_20_3">
      <style:text-properties officeooo:paragraph-rsid="003a5615"/>
    </style:style>
    <style:style style:name="P17" style:family="paragraph" style:parent-style-name="Heading_20_3">
      <style:text-properties fo:font-size="14pt" style:font-size-asian="14pt" style:font-size-complex="14pt"/>
    </style:style>
    <style:style style:name="P18" style:family="paragraph" style:parent-style-name="Standard">
      <style:text-properties officeooo:rsid="001cfb6a" officeooo:paragraph-rsid="001eca4c"/>
    </style:style>
    <style:style style:name="P19" style:family="paragraph" style:parent-style-name="Standard">
      <style:text-properties officeooo:rsid="003ddc11" officeooo:paragraph-rsid="003ddc11"/>
    </style:style>
    <style:style style:name="P20" style:family="paragraph" style:parent-style-name="Standard" style:list-style-name="L1">
      <style:text-properties officeooo:rsid="003ddc11" officeooo:paragraph-rsid="003ddc11"/>
    </style:style>
    <style:style style:name="P21" style:family="paragraph" style:parent-style-name="Standard">
      <style:text-properties officeooo:rsid="001eca4c" officeooo:paragraph-rsid="003ddc11"/>
    </style:style>
    <style:style style:name="P22" style:family="paragraph" style:parent-style-name="Standard" style:list-style-name="L1">
      <style:text-properties officeooo:rsid="0034fa1f" officeooo:paragraph-rsid="003ddc11"/>
    </style:style>
    <style:style style:name="P23" style:family="paragraph" style:parent-style-name="Standard">
      <style:text-properties officeooo:rsid="0043985f" officeooo:paragraph-rsid="0043985f"/>
    </style:style>
    <style:style style:name="P24" style:family="paragraph" style:parent-style-name="Standard">
      <style:text-properties officeooo:rsid="001ed3db" officeooo:paragraph-rsid="003ddc11"/>
    </style:style>
    <style:style style:name="P25" style:family="paragraph" style:parent-style-name="Standard" style:list-style-name="L1">
      <style:text-properties officeooo:rsid="0047b143" officeooo:paragraph-rsid="0047b143"/>
    </style:style>
    <style:style style:name="P26" style:family="paragraph" style:parent-style-name="Standard" style:list-style-name="L11">
      <style:text-properties officeooo:paragraph-rsid="0058b0fc"/>
    </style:style>
    <style:style style:name="P27" style:family="paragraph" style:parent-style-name="Standard">
      <style:text-properties officeooo:rsid="0055a75c" officeooo:paragraph-rsid="0055a75c"/>
    </style:style>
    <style:style style:name="P28" style:family="paragraph" style:parent-style-name="Text_20_body">
      <style:text-properties officeooo:rsid="001ed3db" officeooo:paragraph-rsid="0021734e"/>
    </style:style>
    <style:style style:name="P29" style:family="paragraph" style:parent-style-name="Text_20_body">
      <style:text-properties officeooo:paragraph-rsid="003ddc11"/>
    </style:style>
    <style:style style:name="P30" style:family="paragraph" style:parent-style-name="Text_20_body">
      <style:text-properties officeooo:rsid="0040c37f" officeooo:paragraph-rsid="0040c37f"/>
    </style:style>
    <style:style style:name="P31" style:family="paragraph" style:parent-style-name="Text_20_body" style:list-style-name="L5">
      <style:text-properties officeooo:paragraph-rsid="0040c37f"/>
    </style:style>
    <style:style style:name="P32" style:family="paragraph" style:parent-style-name="Text_20_body">
      <style:text-properties fo:font-weight="bold" officeooo:paragraph-rsid="0040c37f" style:font-weight-asian="bold" style:font-weight-complex="bold"/>
    </style:style>
    <style:style style:name="P33" style:family="paragraph" style:parent-style-name="Text_20_body">
      <style:text-properties fo:font-weight="bold" officeooo:paragraph-rsid="002889a0" style:font-weight-asian="bold" style:font-weight-complex="bold"/>
    </style:style>
    <style:style style:name="P34" style:family="paragraph" style:parent-style-name="Text_20_body">
      <style:text-properties officeooo:rsid="00422072" officeooo:paragraph-rsid="00422072"/>
    </style:style>
    <style:style style:name="P35" style:family="paragraph" style:parent-style-name="Text_20_body">
      <style:text-properties fo:font-size="12pt" fo:font-weight="normal" officeooo:rsid="00518975" officeooo:paragraph-rsid="00518975" style:font-size-asian="10.5pt" style:font-weight-asian="normal" style:font-size-complex="12pt" style:font-weight-complex="normal"/>
    </style:style>
    <style:style style:name="P36" style:family="paragraph" style:parent-style-name="Text_20_body">
      <style:text-properties fo:font-size="12pt" fo:font-weight="normal" officeooo:rsid="00522643" officeooo:paragraph-rsid="00522643" style:font-size-asian="10.5pt" style:font-weight-asian="normal" style:font-size-complex="12pt" style:font-weight-complex="normal"/>
    </style:style>
    <style:style style:name="P37" style:family="paragraph" style:parent-style-name="Text_20_body">
      <style:text-properties style:font-name="Liberation Serif" fo:font-size="12pt" fo:font-weight="normal" officeooo:rsid="00422072" officeooo:paragraph-rsid="00422072" style:font-size-asian="12pt" style:font-weight-asian="normal" style:font-size-complex="12pt" style:font-weight-complex="normal"/>
    </style:style>
    <style:style style:name="P38" style:family="paragraph" style:parent-style-name="Text_20_body" style:list-style-name="L8">
      <style:text-properties style:font-name="Liberation Serif" fo:font-size="12pt" fo:font-weight="normal" officeooo:rsid="00427e30" officeooo:paragraph-rsid="00427e30" style:font-size-asian="12pt" style:font-weight-asian="normal" style:font-size-complex="12pt" style:font-weight-complex="normal"/>
    </style:style>
    <style:style style:name="P39" style:family="paragraph" style:parent-style-name="Text_20_body" style:list-style-name="L10">
      <style:text-properties style:font-name="Liberation Serif" fo:font-size="12pt" officeooo:rsid="004d62d4" officeooo:paragraph-rsid="004e36e5" style:font-size-asian="10.5pt" style:font-size-complex="12pt"/>
    </style:style>
    <style:style style:name="P40" style:family="paragraph" style:parent-style-name="Text_20_body">
      <style:text-properties style:font-name="Liberation Serif" fo:font-size="12pt" officeooo:rsid="004d62d4" officeooo:paragraph-rsid="004e36e5" style:font-size-asian="10.5pt" style:font-size-complex="12pt"/>
    </style:style>
    <style:style style:name="P41" style:family="paragraph" style:parent-style-name="Text_20_body" style:list-style-name="L8">
      <style:text-properties officeooo:rsid="0043985f" officeooo:paragraph-rsid="0043985f"/>
    </style:style>
    <style:style style:name="P42" style:family="paragraph" style:parent-style-name="Text_20_body">
      <style:text-properties officeooo:rsid="0043985f" officeooo:paragraph-rsid="0043985f"/>
    </style:style>
    <style:style style:name="P43" style:family="paragraph" style:parent-style-name="Text_20_body">
      <style:text-properties officeooo:paragraph-rsid="0043985f"/>
    </style:style>
    <style:style style:name="P44" style:family="paragraph" style:parent-style-name="Text_20_body">
      <style:text-properties officeooo:rsid="0037c747" officeooo:paragraph-rsid="0037c747"/>
    </style:style>
    <style:style style:name="P45" style:family="paragraph" style:parent-style-name="Text_20_body">
      <style:text-properties officeooo:rsid="00453003" officeooo:paragraph-rsid="00453003"/>
    </style:style>
    <style:style style:name="P46" style:family="paragraph" style:parent-style-name="Text_20_body">
      <style:text-properties officeooo:rsid="0046f6e3" officeooo:paragraph-rsid="0046f6e3"/>
    </style:style>
    <style:style style:name="P47" style:family="paragraph" style:parent-style-name="Text_20_body">
      <style:text-properties officeooo:rsid="00388bb3" officeooo:paragraph-rsid="0047b143"/>
    </style:style>
    <style:style style:name="P48" style:family="paragraph" style:parent-style-name="Text_20_body">
      <style:text-properties officeooo:rsid="0047b143" officeooo:paragraph-rsid="0047b143"/>
    </style:style>
    <style:style style:name="P49" style:family="paragraph" style:parent-style-name="Text_20_body" style:list-style-name="L9">
      <style:text-properties officeooo:rsid="0047b143" officeooo:paragraph-rsid="0047b143"/>
    </style:style>
    <style:style style:name="P50" style:family="paragraph" style:parent-style-name="Text_20_body" style:list-style-name="L9">
      <style:text-properties officeooo:paragraph-rsid="0047b143"/>
    </style:style>
    <style:style style:name="P51" style:family="paragraph" style:parent-style-name="Text_20_body">
      <style:text-properties officeooo:rsid="0049a47f" officeooo:paragraph-rsid="0049a47f"/>
    </style:style>
    <style:style style:name="P52" style:family="paragraph" style:parent-style-name="Text_20_body" style:list-style-name="L10">
      <style:text-properties officeooo:rsid="004adf6e" officeooo:paragraph-rsid="004adf6e"/>
    </style:style>
    <style:style style:name="P53" style:family="paragraph" style:parent-style-name="Text_20_body" style:list-style-name="L10"/>
    <style:style style:name="P54" style:family="paragraph" style:parent-style-name="Text_20_body" style:list-style-name="L10">
      <style:text-properties officeooo:paragraph-rsid="004be090"/>
    </style:style>
    <style:style style:name="P55" style:family="paragraph" style:parent-style-name="Text_20_body" style:list-style-name="L10">
      <style:text-properties officeooo:paragraph-rsid="00510d4d"/>
    </style:style>
    <style:style style:name="P56" style:family="paragraph" style:parent-style-name="Text_20_body" style:list-style-name="L9">
      <style:text-properties officeooo:rsid="004fae52" officeooo:paragraph-rsid="004fae52"/>
    </style:style>
    <style:style style:name="P57" style:family="paragraph" style:parent-style-name="Text_20_body">
      <style:text-properties officeooo:rsid="00510d4d" officeooo:paragraph-rsid="00518975"/>
    </style:style>
    <style:style style:name="P58" style:family="paragraph" style:parent-style-name="Text_20_body" style:list-style-name="L9">
      <style:text-properties officeooo:rsid="00518975" officeooo:paragraph-rsid="00518975"/>
    </style:style>
    <style:style style:name="P59" style:family="paragraph" style:parent-style-name="Text_20_body" style:list-style-name="L11">
      <style:text-properties officeooo:paragraph-rsid="00522643"/>
    </style:style>
    <style:style style:name="P60" style:family="paragraph" style:parent-style-name="Text_20_body" style:list-style-name="L11">
      <style:text-properties officeooo:paragraph-rsid="0059b89e"/>
    </style:style>
    <style:style style:name="P61" style:family="paragraph" style:parent-style-name="Text_20_body">
      <style:text-properties officeooo:rsid="0055a75c" officeooo:paragraph-rsid="0055a75c"/>
    </style:style>
    <style:style style:name="P62" style:family="paragraph" style:parent-style-name="Title">
      <style:text-properties officeooo:paragraph-rsid="0040c37f"/>
    </style:style>
    <style:style style:name="T1" style:family="text">
      <style:text-properties officeooo:rsid="003ddc11"/>
    </style:style>
    <style:style style:name="T2" style:family="text">
      <style:text-properties style:font-name="Liberation Sans" fo:font-size="16.1000003814697pt" fo:font-weight="bold" officeooo:rsid="0037c747" style:font-name-asian="Source Han Sans CN"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2554f2" style:font-name-asian="Source Han Sans CN"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46f6e3" style:font-name-asian="Source Han Sans CN" style:font-size-asian="16.1000003814697pt" style:font-weight-asian="bold" style:font-name-complex="Lohit Devanagari" style:font-size-complex="16.1000003814697pt" style:font-weight-complex="bold"/>
    </style:style>
    <style:style style:name="T5" style:family="text">
      <style:text-properties style:font-name="Liberation Sans" fo:font-size="14.1000003814697pt" fo:font-weight="bold" officeooo:rsid="0034fa1f" style:font-name-asian="Source Han Sans CN" style:font-size-asian="14.1000003814697pt" style:font-weight-asian="bold" style:font-name-complex="Lohit Devanagari" style:font-size-complex="14.1000003814697pt" style:font-weight-complex="bold"/>
    </style:style>
    <style:style style:name="T6" style:family="text">
      <style:text-properties style:font-name="Liberation Sans" fo:font-size="14.1000003814697pt" fo:font-weight="bold" officeooo:rsid="0049a47f" style:font-name-asian="Source Han Sans CN" style:font-size-asian="14.1000003814697pt" style:font-weight-asian="bold" style:font-name-complex="Lohit Devanagari" style:font-size-complex="14.1000003814697pt" style:font-weight-complex="bold"/>
    </style:style>
    <style:style style:name="T7" style:family="text">
      <style:text-properties style:font-name="Liberation Sans" fo:font-size="28pt" fo:font-weight="bold" officeooo:rsid="003f78d9" style:font-name-asian="Source Han Sans CN" style:font-size-asian="28pt" style:font-weight-asian="bold" style:font-name-complex="Lohit Devanagari" style:font-size-complex="28pt" style:font-weight-complex="bold"/>
    </style:style>
    <style:style style:name="T8" style:family="text">
      <style:text-properties style:font-name="Liberation Sans" fo:font-size="28pt" fo:font-weight="bold" officeooo:rsid="0040c37f" style:font-name-asian="Source Han Sans CN" style:font-size-asian="28pt" style:font-weight-asian="bold" style:font-name-complex="Lohit Devanagari" style:font-size-complex="28pt" style:font-weight-complex="bold"/>
    </style:style>
    <style:style style:name="T9" style:family="text">
      <style:text-properties style:font-name="Liberation Sans" fo:font-size="28pt" fo:font-weight="bold" officeooo:rsid="0043985f" style:font-name-asian="Source Han Sans CN" style:font-size-asian="28pt" style:font-weight-asian="bold" style:font-name-complex="Lohit Devanagari" style:font-size-complex="28pt" style:font-weight-complex="bold"/>
    </style:style>
    <style:style style:name="T10" style:family="text">
      <style:text-properties style:font-name="Liberation Sans" fo:font-size="28pt" officeooo:rsid="003f78d9" style:font-name-asian="Source Han Sans CN" style:font-size-asian="28pt" style:font-name-complex="Lohit Devanagari" style:font-size-complex="28pt"/>
    </style:style>
    <style:style style:name="T11" style:family="text">
      <style:text-properties style:font-name="Liberation Sans" fo:font-size="28pt" officeooo:rsid="0043985f" style:font-name-asian="Source Han Sans CN" style:font-size-asian="28pt" style:font-name-complex="Lohit Devanagari" style:font-size-complex="28pt"/>
    </style:style>
    <style:style style:name="T12" style:family="text">
      <style:text-properties style:font-name="Liberation Sans" fo:font-size="28pt" officeooo:rsid="0040c37f" style:font-name-asian="Source Han Sans CN" style:font-size-asian="28pt" style:font-name-complex="Lohit Devanagari" style:font-size-complex="28pt"/>
    </style:style>
    <style:style style:name="T13" style:family="text">
      <style:text-properties style:font-name="Liberation Sans" style:font-name-asian="Source Han Sans CN" style:font-name-complex="Lohit Devanagari"/>
    </style:style>
    <style:style style:name="T14" style:family="text">
      <style:text-properties style:font-name="Liberation Sans" officeooo:rsid="00541a83" style:font-name-asian="Source Han Sans CN" style:font-name-complex="Lohit Devanagari"/>
    </style:style>
    <style:style style:name="T15" style:family="text">
      <style:text-properties style:font-name="Liberation Sans" officeooo:rsid="003f78d9" style:font-name-asian="Source Han Sans CN" style:font-name-complex="Lohit Devanagari"/>
    </style:style>
    <style:style style:name="T16" style:family="text">
      <style:text-properties style:font-name="Liberation Sans" officeooo:rsid="0043985f" style:font-name-asian="Source Han Sans CN" style:font-name-complex="Lohit Devanagari"/>
    </style:style>
    <style:style style:name="T17" style:family="text">
      <style:text-properties style:font-name="Liberation Sans" officeooo:rsid="0040c37f" style:font-name-asian="Source Han Sans CN" style:font-name-complex="Lohit Devanagari"/>
    </style:style>
    <style:style style:name="T18" style:family="text">
      <style:text-properties style:font-name="Liberation Sans" fo:font-weight="bold" style:font-name-asian="Source Han Sans CN" style:font-weight-asian="bold" style:font-name-complex="Lohit Devanagari" style:font-weight-complex="bold"/>
    </style:style>
    <style:style style:name="T19" style:family="text">
      <style:text-properties style:font-name="Liberation Sans" fo:font-weight="bold" officeooo:rsid="002554f2" style:font-name-asian="Source Han Sans CN" style:font-weight-asian="bold" style:font-name-complex="Lohit Devanagari" style:font-weight-complex="bold"/>
    </style:style>
    <style:style style:name="T20" style:family="text">
      <style:text-properties style:font-name="Liberation Sans" fo:font-weight="bold" officeooo:rsid="0046f6e3" style:font-name-asian="Source Han Sans CN" style:font-weight-asian="bold" style:font-name-complex="Lohit Devanagari" style:font-weight-complex="bold"/>
    </style:style>
    <style:style style:name="T21" style:family="text">
      <style:text-properties style:font-name="Liberation Sans" fo:font-size="16.1000003814697pt" fo:font-weight="bold" officeooo:rsid="00518975" style:font-name-asian="Source Han Sans CN" style:font-size-asian="16.1000003814697pt" style:font-weight-asian="bold" style:font-name-complex="Lohit Devanagari" style:font-size-complex="16.1000003814697pt" style:font-weight-complex="bold"/>
    </style:style>
    <style:style style:name="T22" style:family="text">
      <style:text-properties officeooo:rsid="0037c747"/>
    </style:style>
    <style:style style:name="T23" style:family="text">
      <style:text-properties officeooo:rsid="0038abeb"/>
    </style:style>
    <style:style style:name="T24" style:family="text">
      <style:text-properties officeooo:rsid="0040c37f"/>
    </style:style>
    <style:style style:name="T25" style:family="text">
      <style:text-properties officeooo:rsid="002889a0"/>
    </style:style>
    <style:style style:name="T26" style:family="text">
      <style:text-properties fo:font-weight="bold" style:font-weight-asian="bold" style:font-weight-complex="bold"/>
    </style:style>
    <style:style style:name="T27" style:family="text">
      <style:text-properties fo:font-weight="bold" officeooo:rsid="004d62d4" style:font-weight-asian="bold" style:font-weight-complex="bold"/>
    </style:style>
    <style:style style:name="T28" style:family="text">
      <style:text-properties fo:font-weight="bold" officeooo:rsid="004be090" style:font-weight-asian="bold" style:font-weight-complex="bold"/>
    </style:style>
    <style:style style:name="T29" style:family="text">
      <style:text-properties fo:font-weight="bold" officeooo:rsid="004e36e5" style:font-weight-asian="bold" style:font-weight-complex="bold"/>
    </style:style>
    <style:style style:name="T30" style:family="text">
      <style:text-properties fo:font-weight="bold" officeooo:rsid="0053e9ea"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font-name-asian="Source Han Sans CN" style:font-style-asian="italic" style:font-name-complex="Lohit Devanagari" style:font-style-complex="italic"/>
    </style:style>
    <style:style style:name="T34" style:family="text">
      <style:text-properties fo:font-style="italic" officeooo:rsid="00510d4d" style:font-name-asian="Source Han Sans CN" style:font-style-asian="italic" style:font-name-complex="Lohit Devanagari" style:font-style-complex="italic"/>
    </style:style>
    <style:style style:name="T35" style:family="text">
      <style:text-properties style:font-name-asian="Source Han Sans CN" style:font-name-complex="Lohit Devanagari"/>
    </style:style>
    <style:style style:name="T36" style:family="text">
      <style:text-properties officeooo:rsid="0034fa1f" style:font-name-asian="Source Han Sans CN" style:font-name-complex="Lohit Devanagari"/>
    </style:style>
    <style:style style:name="T37" style:family="text">
      <style:text-properties officeooo:rsid="00427e30" style:font-name-asian="Source Han Sans CN" style:font-name-complex="Lohit Devanagari"/>
    </style:style>
    <style:style style:name="T38" style:family="text">
      <style:text-properties style:font-name="Liberation Serif" fo:font-size="12pt" fo:font-weight="normal" style:font-name-asian="Source Han Sans CN" style:font-size-asian="12pt" style:font-weight-asian="normal" style:font-name-complex="Lohit Devanagari" style:font-size-complex="12pt" style:font-weight-complex="normal"/>
    </style:style>
    <style:style style:name="T39" style:family="text">
      <style:text-properties style:font-name="Liberation Serif" fo:font-size="12pt" fo:font-weight="normal" officeooo:rsid="0043985f" style:font-name-asian="Source Han Sans CN" style:font-size-asian="12pt" style:font-weight-asian="normal" style:font-name-complex="Lohit Devanagari" style:font-size-complex="12pt" style:font-weight-complex="normal"/>
    </style:style>
    <style:style style:name="T40" style:family="text">
      <style:text-properties officeooo:rsid="0043985f"/>
    </style:style>
    <style:style style:name="T41" style:family="text">
      <style:text-properties fo:color="#000000" loext:opacity="100%" style:font-name="DejaVu Sans Mono" fo:font-size="9pt" fo:font-style="normal" fo:font-weight="normal" style:font-name-asian="Source Han Sans CN" style:font-size-asian="9pt" style:font-style-asian="normal" style:font-weight-asian="normal" style:font-name-complex="Lohit Devanagari" style:font-size-complex="12pt" style:font-weight-complex="normal"/>
    </style:style>
    <style:style style:name="T42" style:family="text">
      <style:text-properties fo:color="#000000" loext:opacity="100%" style:font-name="DejaVu Sans Mono" fo:font-size="9pt" fo:font-style="normal" fo:font-weight="normal" style:font-size-asian="9pt" style:font-style-asian="normal" style:font-weight-asian="normal"/>
    </style:style>
    <style:style style:name="T43" style:family="text">
      <style:text-properties fo:color="#000000" loext:opacity="100%" style:font-name="DejaVu Sans Mono" fo:font-size="9pt" fo:font-style="normal" fo:font-weight="normal" officeooo:rsid="004e36e5" style:font-size-asian="9pt" style:font-style-asian="normal" style:font-weight-asian="normal"/>
    </style:style>
    <style:style style:name="T44" style:family="text">
      <style:text-properties fo:color="#000000" loext:opacity="100%" style:font-name="DejaVu Sans Mono" fo:font-size="9pt" fo:font-style="normal" fo:font-weight="normal" officeooo:rsid="00502c56" style:font-size-asian="9pt" style:font-style-asian="normal" style:font-weight-asian="normal"/>
    </style:style>
    <style:style style:name="T45" style:family="text">
      <style:text-properties fo:color="#000000" loext:opacity="100%" style:font-name="DejaVu Sans Mono" fo:font-size="9pt" fo:font-style="normal" fo:font-weight="bold" style:font-size-asian="9pt" style:font-style-asian="normal" style:font-weight-asian="bold" style:font-weight-complex="bold"/>
    </style:style>
    <style:style style:name="T46" style:family="text">
      <style:text-properties fo:color="#000000" loext:opacity="100%" style:font-name="DejaVu Sans Mono" fo:font-size="9pt" fo:font-style="italic" fo:font-weight="normal" style:font-size-asian="9pt" style:font-style-asian="italic" style:font-weight-asian="normal"/>
    </style:style>
    <style:style style:name="T47" style:family="text">
      <style:text-properties fo:color="#000000" loext:opacity="100%" fo:font-style="normal" fo:font-weight="normal" style:font-style-asian="normal" style:font-weight-asian="normal"/>
    </style:style>
    <style:style style:name="T48" style:family="text">
      <style:text-properties fo:color="#000000" loext:opacity="100%" fo:font-style="normal" fo:font-weight="normal" officeooo:rsid="004be090" style:font-style-asian="normal" style:font-weight-asian="normal"/>
    </style:style>
    <style:style style:name="T49" style:family="text">
      <style:text-properties fo:color="#000000" loext:opacity="100%" fo:font-style="normal" fo:font-weight="normal" fo:background-color="#eeeeee" loext:char-shading-value="0" style:font-style-asian="normal" style:font-weight-asian="normal"/>
    </style:style>
    <style:style style:name="T50" style:family="text">
      <style:text-properties fo:color="#000000" loext:opacity="100%" style:font-name="Liberation Serif" fo:font-size="12pt" fo:font-style="normal" fo:font-weight="normal" officeooo:rsid="00502c56" style:font-size-asian="10.5pt" style:font-style-asian="normal" style:font-weight-asian="normal" style:font-size-complex="12pt"/>
    </style:style>
    <style:style style:name="T51" style:family="text">
      <style:text-properties fo:color="#000000" loext:opacity="100%" style:font-name="Liberation Serif" fo:font-size="12pt" fo:font-style="normal" fo:font-weight="normal" style:font-size-asian="10.5pt" style:font-style-asian="normal" style:font-weight-asian="normal" style:font-size-complex="12pt"/>
    </style:style>
    <style:style style:name="T52" style:family="text">
      <style:text-properties fo:color="#000000" loext:opacity="100%" style:font-name="Liberation Serif" fo:font-size="12pt" fo:font-style="normal" fo:font-weight="normal" officeooo:rsid="004d62d4" fo:background-color="#eeeeee" loext:char-shading-value="0" style:font-size-asian="10.5pt" style:font-style-asian="normal" style:font-weight-asian="normal" style:font-size-complex="12pt"/>
    </style:style>
    <style:style style:name="T53" style:family="text">
      <style:text-properties fo:color="#000000" loext:opacity="100%" style:font-name="Liberation Serif" fo:font-size="12pt" fo:font-style="normal" fo:font-weight="normal" officeooo:rsid="004d62d4" fo:background-color="transparent" loext:char-shading-value="0" style:font-size-asian="10.5pt" style:font-style-asian="normal" style:font-weight-asian="normal" style:font-size-complex="12pt"/>
    </style:style>
    <style:style style:name="T54" style:family="text">
      <style:text-properties fo:color="#000000" loext:opacity="100%" style:font-name="Liberation Serif" fo:font-size="12pt" fo:font-style="normal" fo:font-weight="normal" officeooo:rsid="00518975" fo:background-color="transparent" loext:char-shading-value="0" style:font-size-asian="10.5pt" style:font-style-asian="normal" style:font-weight-asian="normal" style:font-size-complex="12pt"/>
    </style:style>
    <style:style style:name="T55" style:family="text">
      <style:text-properties fo:color="#000000" loext:opacity="100%" style:font-name="Liberation Serif" fo:font-size="12pt" fo:font-style="normal" fo:font-weight="normal" officeooo:rsid="0058b0fc" style:font-size-asian="12pt" style:font-style-asian="normal" style:font-weight-asian="normal" style:font-size-complex="12pt"/>
    </style:style>
    <style:style style:name="T56" style:family="text">
      <style:text-properties fo:color="#000000" loext:opacity="100%" style:font-name="Liberation Serif" fo:font-size="12pt" fo:font-style="normal" fo:font-weight="normal" officeooo:rsid="0059b89e" style:font-size-asian="12pt" style:font-style-asian="normal" style:font-weight-asian="normal" style:font-size-complex="12pt"/>
    </style:style>
    <style:style style:name="T57" style:family="text">
      <style:text-properties fo:color="#000000" loext:opacity="100%" style:font-name="Liberation Serif" fo:font-size="12pt" fo:font-style="normal" fo:font-weight="bold" officeooo:rsid="0058b0fc" style:font-size-asian="12pt" style:font-style-asian="normal" style:font-weight-asian="bold" style:font-size-complex="12pt" style:font-weight-complex="bold"/>
    </style:style>
    <style:style style:name="T58" style:family="text">
      <style:text-properties fo:color="#000000" loext:opacity="100%" style:font-name="Liberation Serif" fo:font-size="12pt" fo:font-style="normal" fo:font-weight="bold" officeooo:rsid="0059b89e" style:font-size-asian="12pt" style:font-style-asian="normal" style:font-weight-asian="bold" style:font-size-complex="12pt" style:font-weight-complex="bold"/>
    </style:style>
    <style:style style:name="T59" style:family="text">
      <style:text-properties fo:color="#000000" loext:opacity="100%" style:font-name="0" fo:font-size="9pt" fo:font-style="normal" fo:font-weight="normal" style:font-size-asian="9pt" style:font-style-asian="normal" style:font-weight-asian="normal"/>
    </style:style>
    <style:style style:name="T60" style:family="text">
      <style:text-properties fo:color="#008000" loext:opacity="100%" style:font-name="DejaVu Sans Mono" fo:font-size="9pt" fo:font-style="normal" fo:font-weight="bold" style:font-size-asian="9pt" style:font-style-asian="normal" style:font-weight-asian="bold"/>
    </style:style>
    <style:style style:name="T61" style:family="text">
      <style:text-properties fo:color="#008000" loext:opacity="100%" style:font-name="DejaVu Sans Mono" fo:font-size="9pt" fo:font-style="normal" fo:font-weight="bold" style:font-size-asian="9pt" style:font-style-asian="normal" style:font-weight-asian="bold" style:font-weight-complex="bold"/>
    </style:style>
    <style:style style:name="T62" style:family="text">
      <style:text-properties officeooo:rsid="00453003"/>
    </style:style>
    <style:style style:name="T63" style:family="text">
      <style:text-properties officeooo:rsid="0046f6e3"/>
    </style:style>
    <style:style style:name="T64" style:family="text">
      <style:text-properties officeooo:rsid="0047b143"/>
    </style:style>
    <style:style style:name="T65" style:family="text">
      <style:text-properties officeooo:rsid="0049a47f"/>
    </style:style>
    <style:style style:name="T66" style:family="text">
      <style:text-properties officeooo:rsid="004be090"/>
    </style:style>
    <style:style style:name="T67" style:family="text">
      <style:text-properties fo:color="#000080" loext:opacity="100%" style:font-name="DejaVu Sans Mono" fo:font-size="9pt" fo:font-style="normal" fo:font-weight="bold" style:font-size-asian="9pt" style:font-style-asian="normal" style:font-weight-asian="bold"/>
    </style:style>
    <style:style style:name="T68" style:family="text">
      <style:text-properties fo:color="#000080" loext:opacity="100%" style:font-name="DejaVu Sans Mono" fo:font-size="9pt" fo:font-style="normal" fo:font-weight="bold" style:font-size-asian="9pt" style:font-style-asian="normal" style:font-weight-asian="bold" style:font-weight-complex="bold"/>
    </style:style>
    <style:style style:name="T69" style:family="text">
      <style:text-properties fo:color="#000080" loext:opacity="100%" style:font-name="DejaVu Sans Mono" fo:font-size="9pt" fo:font-style="normal" fo:font-weight="bold" officeooo:rsid="004e36e5" style:font-size-asian="9pt" style:font-style-asian="normal" style:font-weight-asian="bold"/>
    </style:style>
    <style:style style:name="T70" style:family="text">
      <style:text-properties fo:color="#808000" loext:opacity="100%" style:font-name="DejaVu Sans Mono" fo:font-size="9pt" fo:font-style="normal" fo:font-weight="normal" style:font-size-asian="9pt" style:font-style-asian="normal" style:font-weight-asian="normal"/>
    </style:style>
    <style:style style:name="T71" style:family="text">
      <style:text-properties fo:color="#808000" loext:opacity="100%" style:font-name="DejaVu Sans Mono" fo:font-size="9pt" fo:font-style="normal" fo:font-weight="normal" officeooo:rsid="0059b89e" style:font-size-asian="9pt" style:font-style-asian="normal" style:font-weight-asian="normal" style:font-size-complex="12pt"/>
    </style:style>
    <style:style style:name="T72" style:family="text">
      <style:text-properties officeooo:rsid="004d62d4"/>
    </style:style>
    <style:style style:name="T73" style:family="text">
      <style:text-properties officeooo:rsid="004e36e5"/>
    </style:style>
    <style:style style:name="T74" style:family="text">
      <style:text-properties fo:color="#0000ff" loext:opacity="100%" style:font-name="DejaVu Sans Mono" fo:font-size="9pt" fo:font-style="normal" fo:font-weight="normal" style:font-size-asian="9pt" style:font-style-asian="normal" style:font-weight-asian="normal"/>
    </style:style>
    <style:style style:name="T75" style:family="text">
      <style:text-properties fo:color="#808080" loext:opacity="100%" style:font-name="DejaVu Sans Mono" fo:font-size="9pt" fo:font-style="italic" fo:font-weight="normal" style:font-size-asian="9pt" style:font-style-asian="italic" style:font-weight-asian="normal"/>
    </style:style>
    <style:style style:name="T76" style:family="text">
      <style:text-properties fo:color="#808080" loext:opacity="100%" style:font-name="DejaVu Sans Mono" fo:font-size="9pt" fo:font-style="italic" fo:font-weight="bold" style:font-size-asian="9pt" style:font-style-asian="italic" style:font-weight-asian="bold" style:font-weight-complex="bold"/>
    </style:style>
    <style:style style:name="T77" style:family="text">
      <style:text-properties officeooo:rsid="00502c56"/>
    </style:style>
    <style:style style:name="T78" style:family="text">
      <style:text-properties fo:color="#660e7a" loext:opacity="100%" style:font-name="DejaVu Sans Mono" fo:font-size="9pt" fo:font-style="normal" fo:font-weight="bold" style:font-size-asian="9pt" style:font-style-asian="normal" style:font-weight-asian="bold"/>
    </style:style>
    <style:style style:name="T79" style:family="text">
      <style:text-properties fo:color="#660e7a" loext:opacity="100%" style:font-name="DejaVu Sans Mono" fo:font-size="9pt" fo:font-style="italic" fo:font-weight="bold" style:font-size-asian="9pt" style:font-style-asian="italic" style:font-weight-asian="bold"/>
    </style:style>
    <style:style style:name="T80" style:family="text">
      <style:text-properties fo:color="#660e7a" loext:opacity="100%" style:font-name="DejaVu Sans Mono" fo:font-size="9pt" fo:font-style="italic" fo:font-weight="normal" style:font-size-asian="9pt" style:font-style-asian="italic" style:font-weight-asian="normal"/>
    </style:style>
    <style:style style:name="T81" style:family="text">
      <style:text-properties fo:font-weight="normal" officeooo:rsid="00502c56" style:font-weight-asian="normal" style:font-weight-complex="normal"/>
    </style:style>
    <style:style style:name="T82" style:family="text">
      <style:text-properties officeooo:rsid="00522643"/>
    </style:style>
    <style:style style:name="T83" style:family="text">
      <style:text-properties officeooo:rsid="0053e9ea"/>
    </style:style>
    <style:style style:name="T84" style:family="text">
      <style:text-properties officeooo:rsid="0054d7d7"/>
    </style:style>
    <style:style style:name="T85" style:family="text">
      <style:text-properties officeooo:rsid="0055a75c"/>
    </style:style>
    <style:style style:name="T86" style:family="text">
      <style:text-properties officeooo:rsid="00577681"/>
    </style:style>
    <style:style style:name="T87" style:family="text">
      <style:text-properties officeooo:rsid="005b31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Lession 1:</text:p>
      <text:p text:style-name="P62"><text:span text:style-name="T7">Setup </text:span><text:span text:style-name="T9">Project, </text:span><text:span text:style-name="T7">Includ</text:span><text:span text:style-name="T8">e</text:span><text:span text:style-name="T7"> MTI </text:span><text:span text:style-name="T8">Lib </text:span><text:span text:style-name="T9">and Start MapTrip</text:span></text:p>
      <text:h text:style-name="Heading_20_1" text:outline-level="1">Introduction</text:h>
      <text:p text:style-name="P3"><text:span text:style-name="T40">This lession is the initial start into using the MapTrip Interface</text:span><text:span text:style-name="T1">.</text:span></text:p>
      <text:p text:style-name="P3"/>
      <text:p text:style-name="P23"><text:span text:style-name="T62">During this lession you will</text:span> </text:p>
      <text:list xml:id="list501018131" text:style-name="L1">
        <text:list-item>
          <text:p text:style-name="P20"><text:span text:style-name="T40">prepare </text:span>the sample project</text:p>
        </text:list-item>
        <text:list-item>
          <text:p text:style-name="P22">include the MTI API in<text:span text:style-name="T62">to</text:span> your project<text:span text:style-name="T65"> </text:span></text:p>
        </text:list-item>
        <text:list-item>
          <text:p text:style-name="P22">start MapTrip as a server</text:p>
        </text:list-item>
        <text:list-item>
          <text:p text:style-name="P25">implement MTI Callback interfaces for Basic functions</text:p>
        </text:list-item>
        <text:list-item>
          <text:p text:style-name="P25">initialize the MTI API for further function calls</text:p>
        </text:list-item>
      </text:list>
      <text:p text:style-name="P1"/>
      <text:h text:style-name="P10" text:outline-level="2">Prerequisites</text:h>
      <text:p text:style-name="P6">You should have experience working with Java programming language and <text:span text:style-name="T1">the </text:span>Android Studio development environment.</text:p>
      <text:p text:style-name="P5">You should also be able to work with git and github respectively.</text:p>
      <text:p text:style-name="P5">The execution of the sample app which you will create during the lessons requires the installation of the MapTrip App at the same device.</text:p>
      <text:p text:style-name="P6">The lessons <text:span text:style-name="T23">of</text:span> this tutorial build on each other. The result is a simple app that provides the essential functions of the MTI interface.</text:p>
      <text:p text:style-name="P6">For a quick start and to be able to work with the individual lessons easily, we recommend using the app that we also provide in our Git account. <text:span text:style-name="T22">This app is something like a frame for your learning steps.</text:span></text:p>
      <text:p text:style-name="P28"/>
      <text:h text:style-name="P13" text:outline-level="2"><text:span text:style-name="T2"/></text:h>
      <text:h text:style-name="P15" text:outline-level="2"><text:span text:style-name="T2">Integration of</text:span> MTI</text:h>
      <text:p text:style-name="P45">Important to understand how the MTI API works is that this library is something like a communication layer between your app and the MapTrip Navigation App. MTI enables your app sending commands to MapTrip and reacting to MapTrips responses.</text:p>
      <text:p text:style-name="P46">In addition, MTI notifies your app when status changes have occured in MapTrip, for example during navigation.</text:p>
      <text:p text:style-name="P45"/>
      <text:p text:style-name="P44">To use MTI there are some less steps required. <text:span text:style-name="T63">First </text:span><text:span text:style-name="T62">part </text:span><text:span text:style-name="T63">is</text:span><text:span text:style-name="T62"> </text:span><text:span text:style-name="T63">including</text:span><text:span text:style-name="T62"> the MTI library </text:span><text:span text:style-name="T63">into </text:span><text:span text:style-name="T62">your software. The next steps are initializing the API and making sure that the App MapTrip is running.</text:span></text:p>
      <text:p text:style-name="P2"/>
      <text:h text:style-name="P12" text:outline-level="2"><text:span text:style-name="T3">HowTo: </text:span><text:span text:style-name="T4">Integration of</text:span><text:span text:style-name="T3"> MTI</text:span></text:h>
      <text:h text:style-name="P17" text:outline-level="3"><text:span text:style-name="T19">G</text:span><text:span text:style-name="T18">et</text:span><text:span text:style-name="T20">ting</text:span><text:span text:style-name="T18"> the tutorial basic app</text:span></text:h>
      <text:p text:style-name="P32"><text:span text:style-name="T25">Check out the MTI Sample App</text:span></text:p>
      <text:list xml:id="list869916252" text:style-name="L5">
        <text:list-item>
          <text:p text:style-name="P31"><text:span text:style-name="T24">SSH: </text:span><text:a xlink:type="simple" xlink:href="mailto:git@github.com" text:style-name="Internet_20_link" text:visited-style-name="Visited_20_Internet_20_Link"><text:span text:style-name="T24">git@github.com</text:span></text:a><text:span text:style-name="T24">:MapTrip-Navigation/MTI-Tutorial.git</text:span></text:p>
        </text:list-item>
        <text:list-item>
          <text:p text:style-name="P31"><text:span text:style-name="T24">HTTPS: </text:span><text:a xlink:type="simple" xlink:href="https://github.com/MapTrip-Navigation/MTI-Tutorial.git" text:style-name="Internet_20_link" text:visited-style-name="Visited_20_Internet_20_Link"><text:span text:style-name="T24">https://github.com/MapTrip-Navigation/MTI-Tutorial.git</text:span></text:a></text:p>
        </text:list-item>
        <text:list-item>
          <text:p text:style-name="P31"><text:span text:style-name="T24">GitHub CLI: gh repo clone MapTrip-Navigation/MTI-Tutorial</text:span></text:p>
        </text:list-item>
      </text:list>
      <text:p text:style-name="P30"/>
      <text:p text:style-name="P33"><text:span text:style-name="T25">Open the MTI Sample App Projekt with your Android Studio</text:span></text:p>
      <text:p text:style-name="P34">Click at File menu and select the folder <text:span text:style-name="T32">app</text:span> of the downloaded project files.</text:p>
      <text:p text:style-name="P34"/>
      <text:h text:style-name="Heading_20_2" text:outline-level="2"><text:span text:style-name="T65">HowTo: </text:span>Including the MTI <text:span text:style-name="T5">API </text:span><text:span text:style-name="T6">Library</text:span></text:h>
      <text:p text:style-name="P37"><text:span text:style-name="T35">The MapTrip API is an Android Archive file (aar). </text:span><text:span text:style-name="T36">A</text:span><text:span text:style-name="T35">fter opening the project at first you have to integrate the </text:span><text:span text:style-name="T37">lib. Of course there are several ways, the next steps is one of them.</text:span></text:p>
      <text:list xml:id="list4209015051" text:style-name="L8">
        <text:list-item>
          <text:p text:style-name="P38"><text:span text:style-name="T35">Change to the </text:span><text:span text:style-name="T33">app</text:span><text:span text:style-name="T35"> folder of the project</text:span></text:p>
        </text:list-item>
        <text:list-item>
          <text:p text:style-name="P38"><text:span text:style-name="T35">Create a new folder </text:span><text:span text:style-name="T33">libs</text:span></text:p>
        </text:list-item>
        <text:list-item>
          <text:p text:style-name="P38"><text:span text:style-name="T35">Copy the file </text:span><text:span text:style-name="T33">mti.aar</text:span><text:span text:style-name="T35"> from folder </text:span><text:span text:style-name="T33">Lessions/</text:span><text:span text:style-name="T34">L</text:span><text:span text:style-name="T33">ession1_</text:span><text:span text:style-name="T34">Initialize</text:span><text:span text:style-name="T33">/</text:span><text:span text:style-name="T35"> to the new folder libs</text:span></text:p>
        </text:list-item>
        <text:list-item>
          <text:p text:style-name="P41"><text:span text:style-name="T38">In Android Studio open the file build.gradle (Module: app) and complete the dependencies:</text:span></text:p>
          <text:p text:style-name="P7"><text:soft-page-break/>dependencies {</text:p>
        </text:list-item>
      </text:list>
      <text:p text:style-name="Preformatted_20_Text"><text:span text:style-name="T39"><text:tab/><text:tab/></text:span><text:span text:style-name="T41">implementation fileTree(</text:span><text:span text:style-name="T60">dir</text:span><text:span text:style-name="T42">: </text:span><text:span text:style-name="T60">"libs"</text:span><text:span text:style-name="T42">, </text:span><text:span text:style-name="T60">include</text:span><text:span text:style-name="T42">: [</text:span><text:span text:style-name="T60">"*.jar"</text:span><text:span text:style-name="T42">, </text:span><text:span text:style-name="T60">"*.aar"</text:span><text:span text:style-name="T42">])</text:span></text:p>
      <text:list xml:id="list160646688383452" text:continue-numbering="true" text:style-name="L8">
        <text:list-header>
          <text:p text:style-name="P7">}</text:p>
        </text:list-header>
      </text:list>
      <text:p text:style-name="P43"><text:tab/><text:span text:style-name="T40">Don’t make changes to the other already existing lines in this part.</text:span></text:p>
      <text:p text:style-name="P42">Now the MTI lib (mit.aar) is physically part of your project and can be considered while project compilation.</text:p>
      <text:p text:style-name="P42"/>
      <text:h text:style-name="Heading_20_2" text:outline-level="2">HowTo: Start MapTrip as Server App</text:h>
      <text:p text:style-name="P51">Before you can take control over MapTrip the App must be started. At this point we assume that MapTrip is installed and runnable. To see if our implementation works, MapTrip shouldn’t already run.</text:p>
      <text:p text:style-name="P51">Starting another App is done by <text:span text:style-name="T31">Intents</text:span>. Intents <text:span text:style-name="T77">are</text:span> <text:span text:style-name="T77">not part of MTI but </text:span>an Android specific mechanism which enables the interacting between Apps or GUI parts of Apps.</text:p>
      <text:list xml:id="list2777953258" text:style-name="L10">
        <text:list-item>
          <text:p text:style-name="P52">Create a new <text:span text:style-name="T66">c</text:span>lass in package lessions: <text:span text:style-name="T26">Lession1_Initialize.java</text:span></text:p>
        </text:list-item>
        <text:list-item>
          <text:p text:style-name="P54"><text:span text:style-name="T66">Extend the new class from class </text:span><text:span text:style-name="T28">Lession.java<text:line-break/></text:span><text:span text:style-name="T81">Also implement a constructor for later usage:<text:line-break/></text:span><text:span text:style-name="T66"><text:line-break/></text:span><text:span text:style-name="T67">public class </text:span><text:span text:style-name="T42">Lession1_Initialize </text:span><text:span text:style-name="T67">extends </text:span><text:span text:style-name="T42">Lession {<text:line-break/><text:line-break/></text:span><text:span text:style-name="T59"> <text:s text:c="3"/></text:span><text:span text:style-name="T67">public </text:span><text:span text:style-name="T42">Lession1_Initialize(</text:span><text:span text:style-name="T67">int </text:span><text:span text:style-name="T42">functionId, String buttonCaption, Fragment fragment) {</text:span><text:line-break/><text:span text:style-name="T42"> <text:s text:c="5"/></text:span><text:span text:style-name="T67">super</text:span><text:span text:style-name="T42">(functionId, buttonCaption, fragment);</text:span><text:line-break/> <text:s text:c="2"/><text:span text:style-name="T42">}<text:line-break/> <text:s/>…<text:line-break/></text:span><text:span text:style-name="T44">}</text:span><text:line-break/></text:p>
        </text:list-item>
        <text:list-item>
          <text:p text:style-name="P53">Add the first button to the button list of the GUI<text:line-break/><text:span text:style-name="T72">The class </text:span><text:span text:style-name="T27">HomeFragment.java</text:span><text:span text:style-name="T72"> stores a list of Lessions (extensions of class Lession). <text:line-break/>We extend this list with our before created </text:span><text:span text:style-name="T73">class </text:span><text:span text:style-name="T29">Lession1_Initialize.java</text:span><text:span text:style-name="T73">:<text:line-break/></text:span><text:span text:style-name="T43"><text:line-break/></text:span><text:span text:style-name="T69">private </text:span><text:span text:style-name="T42">ArrayList getLessions () {</text:span><text:line-break/><text:span text:style-name="T42"> <text:s text:c="3"/>ArrayList&lt;Lession&gt; lessionArrayList = </text:span><text:span text:style-name="T67">new </text:span><text:span text:style-name="T42">ArrayList&lt;&gt;();</text:span><text:line-break/><text:span text:style-name="T42"> <text:s text:c="3"/></text:span><text:span text:style-name="T67">int </text:span><text:span text:style-name="T42">lessionIndex = </text:span><text:span text:style-name="T74">0</text:span><text:span text:style-name="T42">;</text:span><text:line-break/><text:line-break/><text:span text:style-name="T42"> <text:s text:c="3"/>getActivity().getPackageCodePath();</text:span><text:line-break/><text:line-break/><text:span text:style-name="T45"> <text:s text:c="3"/></text:span><text:span text:style-name="T76">// Add your first lession class here</text:span><text:span text:style-name="T26"><text:line-break/></text:span><text:span text:style-name="T76"> <text:s text:c="3"/></text:span><text:span text:style-name="T45">Lession lession = </text:span><text:span text:style-name="T68">new </text:span><text:span text:style-name="T45">Lession1_Initialize(lessionIndex++,</text:span><text:span text:style-name="T61">"Start MapTrip And Init MTI"</text:span><text:span text:style-name="T45">, </text:span><text:span text:style-name="T68">this</text:span><text:span text:style-name="T45">);</text:span><text:span text:style-name="T26"><text:line-break/></text:span><text:soft-page-break/><text:span text:style-name="T45"> <text:s text:c="3"/>lessionArrayList.add(lession);</text:span><text:line-break/><text:line-break/><text:span text:style-name="T42"> <text:s text:c="3"/></text:span><text:span text:style-name="T67">return </text:span><text:span text:style-name="T42">lessionArrayList;</text:span><text:line-break/><text:span text:style-name="T42">}</text:span><text:line-break/></text:p>
        </text:list-item>
        <text:list-item>
          <text:p text:style-name="P39"><text:span text:style-name="T48">Override the method doSomething() of base class Lession<text:line-break/>This method will be called when the button </text:span><text:span text:style-name="T49">START MAPTRIP AND INIT MTI</text:span><text:span text:style-name="T47"> is clicked.</text:span><text:span text:style-name="T48"><text:line-break/></text:span><text:span text:style-name="T70">@Override</text:span><text:span text:style-name="T47"><text:line-break/></text:span><text:span text:style-name="T70"> </text:span><text:span text:style-name="T67">public void </text:span><text:span text:style-name="T42">doSomething() {</text:span><text:span text:style-name="T47"><text:line-break/></text:span><text:span text:style-name="T42"> <text:s text:c="4"/>startMapTrip();</text:span><text:span text:style-name="T47"><text:line-break/></text:span><text:span text:style-name="T42"> }</text:span></text:p>
        </text:list-item>
        <text:list-item>
          <text:p text:style-name="P55"><text:span text:style-name="T50">Implement the method startMapTrip()<text:line-break/>This method creates an Intent and starts the Activity <text:line-break/></text:span><text:span text:style-name="T67">private boolean </text:span><text:span text:style-name="T42">startMapTrip() {</text:span><text:line-break/><text:span text:style-name="T42"> <text:s text:c="2"/>Intent intent = </text:span><text:span text:style-name="T78">fragment</text:span><text:span text:style-name="T42">.getActivity().getPackageManager().getLaunchIntentForPackage(</text:span><text:span text:style-name="T60">"de.infoware.maptrip.navi.license"</text:span><text:span text:style-name="T42">);</text:span><text:line-break/><text:span text:style-name="T42"> <text:s text:c="2"/></text:span><text:span text:style-name="T67">if </text:span><text:span text:style-name="T42">(</text:span><text:span text:style-name="T67">null </text:span><text:span text:style-name="T42">== intent) {</text:span><text:line-break/><text:span text:style-name="T42"> <text:s text:c="6"/></text:span><text:span text:style-name="T67">return false</text:span><text:span text:style-name="T42">;</text:span><text:line-break/><text:span text:style-name="T42"> }</text:span><text:line-break/><text:line-break/><text:span text:style-name="T42"> </text:span><text:span text:style-name="T67">try </text:span><text:span text:style-name="T42">{</text:span><text:line-break/><text:span text:style-name="T42"> <text:s text:c="4"/></text:span><text:span text:style-name="T78">fragment</text:span><text:span text:style-name="T42">.getActivity().startActivity(intent);</text:span><text:line-break/><text:span text:style-name="T42"> } </text:span><text:span text:style-name="T67">catch </text:span><text:span text:style-name="T42">(ActivityNotFoundException eToo) {</text:span><text:line-break/><text:span text:style-name="T42"> </text:span><text:span text:style-name="T75">//</text:span><text:line-break/><text:span text:style-name="T75"> </text:span><text:span text:style-name="T42">} </text:span><text:span text:style-name="T67">catch </text:span><text:span text:style-name="T42">(Exception ex) {</text:span><text:line-break/><text:span text:style-name="T42"> </text:span><text:span text:style-name="T75">//</text:span><text:line-break/><text:span text:style-name="T75"> </text:span><text:span text:style-name="T42">}</text:span><text:line-break/><text:line-break/><text:span text:style-name="T42"> <text:s text:c="3"/></text:span><text:span text:style-name="T67">return true</text:span><text:span text:style-name="T42">;</text:span><text:line-break/><text:span text:style-name="T42">}</text:span><text:line-break/></text:p>
        </text:list-item>
      </text:list>
      <text:p text:style-name="P57"><text:span text:style-name="T50">F</text:span><text:span text:style-name="T51">rom now a click at the Button </text:span><text:span text:style-name="T52">START MAPTRIP AND INIT MTI</text:span><text:span text:style-name="T53"> </text:span><text:span text:style-name="T54">should start MapTrip and set it to front.</text:span></text:p>
      <text:p text:style-name="P40"><text:span text:style-name="T42"/></text:p>
      <text:h text:style-name="P14" text:outline-level="2">HowTo: <text:span text:style-name="T21">Initialize the MTI Library</text:span></text:h>
      <text:p text:style-name="P35"><text:span text:style-name="T13">Last step of our first lession is initializing the MTI lib. With the initialization we tell the lib which </text:span><text:span text:style-name="T14">Context of your App</text:span><text:span text:style-name="T13"> </text:span><text:span text:style-name="T14">receives the</text:span><text:span text:style-name="T13"> MTI callback</text:span><text:span text:style-name="T14">s</text:span><text:span text:style-name="T13">. You remember, the lib uses callbacks to send responses to function calls or informations about MapTrip status.</text:span></text:p>
      <text:p text:style-name="P36"><text:span text:style-name="T13">The MTI callback interface for basic functions is the ApiListener.</text:span></text:p>
      <text:list xml:id="list2439123385" text:style-name="L11">
        <text:list-item>
          <text:p text:style-name="P59"><text:soft-page-break/><text:span text:style-name="T82">Make the class Lession as an implementation of ApiListener by extending the class with the implements keyword:<text:line-break/><text:line-break/></text:span><text:span text:style-name="T67">public abstract class </text:span><text:span text:style-name="T42">Lession </text:span><text:span text:style-name="T68">implements </text:span><text:span text:style-name="T45">ApiListener</text:span><text:span text:style-name="T42"> {...</text:span><text:line-break/><text:line-break/><text:span text:style-name="T84">In the next moment asks </text:span><text:span text:style-name="T82">AndroidStudio asks if it should create the methods of the interface. After that </text:span><text:span text:style-name="T83">you will see </text:span><text:span text:style-name="T82">the </text:span><text:span text:style-name="T83">interface </text:span><text:span text:style-name="T82">methods </text:span><text:span text:style-name="T83">at the end of the class</text:span><text:span text:style-name="T82">. <text:line-break/><text:line-break/></text:span><text:span text:style-name="T86">For later use also add the following member to the class:<text:line-break/><text:line-break/></text:span><text:span text:style-name="T67">protected static boolean </text:span><text:span text:style-name="T80">statusInitialized </text:span><text:span text:style-name="T42">= </text:span><text:span text:style-name="T67">false</text:span><text:span text:style-name="T42">;</text:span><text:line-break/></text:p>
        </text:list-item>
        <text:list-item>
          <text:p text:style-name="P26"><text:span text:style-name="T83">Create a new function for init in the class </text:span><text:span text:style-name="T30">Lession1_Initialize.java</text:span><text:span text:style-name="T83"><text:line-break/><text:line-break/></text:span><text:span text:style-name="T67">private void </text:span><text:span text:style-name="T42">initMTI() {</text:span><text:line-break/><text:line-break/><text:span text:style-name="T42"> <text:s text:c="3"/></text:span><text:span text:style-name="T67">if </text:span><text:span text:style-name="T42">(</text:span><text:span text:style-name="T80">statusInitialized</text:span><text:span text:style-name="T42">) {</text:span><text:line-break/> <text:s text:c="11"/><text:span text:style-name="T42">Api.</text:span><text:span text:style-name="T46">uninit</text:span><text:span text:style-name="T42">();</text:span><text:line-break/> <text:s text:c="11"/><text:span text:style-name="T42">MTIHelper.</text:span><text:span text:style-name="T46">uninitialize</text:span><text:span text:style-name="T42">();</text:span><text:line-break/> <text:s text:c="6"/><text:span text:style-name="T42">}</text:span><text:line-break/><text:line-break/> <text:s text:c="6"/><text:span text:style-name="T42">MTIHelper.</text:span><text:span text:style-name="T46">initialize</text:span><text:span text:style-name="T42">(</text:span><text:span text:style-name="T78">fragment</text:span><text:span text:style-name="T42">.getContext());</text:span><text:line-break/> <text:s text:c="6"/><text:span text:style-name="T42">Api.</text:span><text:span text:style-name="T46">registerListener</text:span><text:span text:style-name="T42">(</text:span><text:span text:style-name="T67">this</text:span><text:span text:style-name="T42">);</text:span><text:line-break/><text:line-break/><text:span text:style-name="T42"> <text:s text:c="3"/></text:span><text:span text:style-name="T67">int </text:span><text:span text:style-name="T42">requestId = Api.</text:span><text:span text:style-name="T46">init</text:span><text:span text:style-name="T42">();</text:span><text:line-break/><text:span text:style-name="T42">}<text:line-break/></text:span></text:p>
        </text:list-item>
        <text:list-item>
          <text:p text:style-name="P60"><text:span text:style-name="T56">There is no point in initializing </text:span><text:span text:style-name="T55">the API multiple </text:span><text:span text:style-name="T56">times</text:span><text:span text:style-name="T55">. Before we call a new init it is recommended to make an uninit before. </text:span><text:span text:style-name="T56">To control </text:span><text:span text:style-name="T55">this we used the boolean variable </text:span><text:span text:style-name="T57">statusInitialized</text:span><text:span text:style-name="T55">. But where it is switched to TRUE? <text:line-break/></text:span><text:span text:style-name="T56">MTI sents t</text:span><text:span text:style-name="T55">he response to the call Api.init() to the callback method initResult(). </text:span><text:span text:style-name="T56">There we can check the success and set the </text:span><text:span text:style-name="T58">statusInitialized</text:span><text:span text:style-name="T56">:<text:line-break/><text:line-break/></text:span><text:span text:style-name="T71">@Override</text:span><text:line-break/><text:span text:style-name="T67">public void </text:span><text:span text:style-name="T42">initResult(</text:span><text:span text:style-name="T67">int </text:span><text:span text:style-name="T42">requestId, ApiError apiError) {</text:span><text:line-break/><text:span text:style-name="T42"> <text:s text:c="3"/></text:span><text:span text:style-name="T67">if </text:span><text:span text:style-name="T42">(apiError.equals(ApiError.</text:span><text:span text:style-name="T79">OK</text:span><text:span text:style-name="T42">)) {</text:span><text:line-break/><text:span text:style-name="T42"> <text:s text:c="7"/></text:span><text:span text:style-name="T80">statusInitialized </text:span><text:span text:style-name="T42">= </text:span><text:span text:style-name="T67">true</text:span><text:span text:style-name="T42">;</text:span><text:line-break/><text:span text:style-name="T42"> <text:s text:c="3"/>}</text:span><text:line-break/><text:span text:style-name="T42">}</text:span><text:line-break/></text:p>
        </text:list-item>
      </text:list>
      <text:p text:style-name="P27">That’s it. If you want to check if the initialization has any effect to MapTrip or the application, set a breakpoint to the callback method Lession.initResult().</text:p>
      <text:p text:style-name="P27"><text:soft-page-break/>After building and starting the app click again at the button <text:span text:style-name="T52">START MAPTRIP AND INIT MTI</text:span> and you will see that MapTrip reacts to the init call.</text:p>
      <text:h text:style-name="P16" text:outline-level="3"/>
      <text:h text:style-name="P11" text:outline-level="2">Abstract</text:h>
      <text:p text:style-name="P47"><text:span text:style-name="T85">At the end of this lession </text:span>yo<text:span text:style-name="T85">u get</text:span> a simple app which <text:span text:style-name="T64">starts MapTrip and initializes the MTI API. From now your app is able to communicate with and to control MapTrip.</text:span></text:p>
      <text:p text:style-name="P48">You can find the described code fragments also in the folder of Lession1_Initialize. This are:</text:p>
      <text:list xml:id="list3977431671" text:style-name="L9">
        <text:list-item>
          <text:p text:style-name="P58">build.gradle (stores dependenc<text:span text:style-name="T85">ies</text:span> to the MTI lib and other libs)</text:p>
        </text:list-item>
        <text:list-item>
          <text:p text:style-name="P50"><text:span text:style-name="T64">Lession.java (implementation of MTI Callbacks and some members)</text:span></text:p>
        </text:list-item>
        <text:list-item>
          <text:p text:style-name="P49">Lession1_Initialize.java (starting MapTrip and initialization of the MTI API)</text:p>
        </text:list-item>
        <text:list-item>
          <text:p text:style-name="P56">HomeFragment.java (method list with lessions)</text:p>
        </text:list-item>
      </text:list>
      <text:p text:style-name="P61"/>
      <text:p text:style-name="P61">The complete github project is hosted here: https://github.com/MapTrip-Navigation/MTI-Tutorial</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none"/>
    </style:style>
    <style:style style:name="Tabelle1" style:family="table">
      <style:table-properties style:width="17cm" table:align="margins"/>
    </style:style>
    <style:style style:name="Tabelle1.A" style:family="table-column">
      <style:table-column-properties style:column-width="5.666cm" style:rel-column-width="3212*"/>
    </style:style>
    <style:style style:name="Tabelle1.B" style:family="table-column">
      <style:table-column-properties style:column-width="5.667cm" style:rel-column-width="3213*"/>
    </style:style>
    <style:style style:name="Tabelle1.A1" style:family="table-cell">
      <style:table-cell-properties fo:padding="0.097cm" fo:border="none"/>
    </style:style>
    <style:style style:name="MP1" style:family="paragraph" style:parent-style-name="Standard">
      <style:text-properties officeooo:rsid="001cfb6a" officeooo:paragraph-rsid="001eca4c"/>
    </style:style>
    <style:style style:name="MP2" style:family="paragraph" style:parent-style-name="Standard">
      <style:text-properties officeooo:rsid="003ddc11" officeooo:paragraph-rsid="003ddc11"/>
    </style:style>
    <style:style style:name="MP3" style:family="paragraph" style:parent-style-name="Standard">
      <style:text-properties officeooo:rsid="001eca4c" officeooo:paragraph-rsid="003ddc11"/>
    </style:style>
    <style:style style:name="MP4" style:family="paragraph" style:parent-style-name="Footer">
      <style:paragraph-properties fo:text-align="center" style:justify-single-word="false"/>
    </style:style>
    <style:style style:name="MP5" style:family="paragraph" style:parent-style-name="Footer">
      <style:paragraph-properties fo:text-align="end" style:justify-single-word="false"/>
      <style:text-properties fo:font-size="9pt" fo:font-weight="normal" style:font-size-asian="9pt" style:font-weight-asian="normal" style:font-size-complex="9pt" style:font-weight-complex="normal"/>
    </style:style>
    <style:style style:name="MT1" style:family="text">
      <style:text-properties officeooo:rsid="005b31d1"/>
    </style:style>
    <style:style style:name="MT2" style:family="text">
      <style:text-properties style:font-name="Liberation Sans" officeooo:rsid="003f78d9" style:font-name-asian="Source Han Sans CN" style:font-name-complex="Lohit Devanagari"/>
    </style:style>
    <style:style style:name="MT3" style:family="text">
      <style:text-properties style:font-name="Liberation Sans" officeooo:rsid="0043985f" style:font-name-asian="Source Han Sans CN" style:font-name-complex="Lohit Devanagari"/>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table:table table:name="Tabelle2" table:style-name="Tabelle2">
          <table:table-column table:style-name="Tabelle2.A" table:number-columns-repeated="3"/>
          <table:table-row table:style-name="TableLine94117585776352">
            <table:table-cell table:style-name="Tabelle2.A1" office:value-type="string">
              <text:p text:style-name="MP2">infoware GmbH</text:p>
            </table:table-cell>
            <table:table-cell table:style-name="Tabelle2.A1" office:value-type="string">
              <text:p text:style-name="MP3">MTI Tutorial</text:p>
            </table:table-cell>
            <table:table-cell table:style-name="Tabelle2.A1" office:value-type="string">
              <text:p text:style-name="Table_20_Contents"/>
            </table:table-cell>
          </table:table-row>
        </table:table>
        <text:p text:style-name="MP1"/>
      </style:header>
      <style:footer>
        <table:table table:name="Tabelle1" table:style-name="Tabelle1">
          <table:table-column table:style-name="Tabelle1.A"/>
          <table:table-column table:style-name="Tabelle1.B" table:number-columns-repeated="2"/>
          <table:table-row table:style-name="TableLine94117565382912">
            <table:table-cell table:style-name="Tabelle1.A1" office:value-type="string">
              <text:p text:style-name="Table_20_Contents"/>
            </table:table-cell>
            <table:table-cell table:style-name="Tabelle1.A1" office:value-type="string">
              <text:p text:style-name="MP4"><text:span text:style-name="MT1">Page </text:span><text:page-number text:select-page="current">6</text:page-number></text:p>
            </table:table-cell>
            <table:table-cell table:style-name="Tabelle1.A1" office:value-type="string">
              <text:p text:style-name="MP5"><text:span text:style-name="MT2">Setup </text:span><text:span text:style-name="MT3">Projec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14:57:13.098027022</meta:creation-date>
    <dc:date>2021-03-25T16:06:46.044441626</dc:date>
    <meta:editing-duration>PT3H59M27S</meta:editing-duration>
    <meta:editing-cycles>25</meta:editing-cycles>
    <meta:generator>LibreOffice/7.0.4.2$Linux_X86_64 LibreOffice_project/00$Build-2</meta:generator>
    <meta:document-statistic meta:table-count="2" meta:image-count="0" meta:object-count="0" meta:page-count="6" meta:paragraph-count="68" meta:word-count="1119" meta:character-count="7440" meta:non-whitespace-character-count="6233"/>
  </office:meta>
</office:document-meta>
</file>